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Ethiopic Unicode" svg:font-family="'Ethiopic Unicode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Ethiopic Unicode1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7cm" fo:margin-left="0.004cm" fo:margin-right="-0.009cm" style:page-number="auto" fo:break-before="page" table:align="margins" style:writing-mode="lr-tb"/>
    </style:style>
    <style:style style:name="Tabelle1.A" style:family="table-column">
      <style:table-column-properties style:column-width="3.5cm" style:rel-column-width="14327*"/>
    </style:style>
    <style:style style:name="Tabelle1.B" style:family="table-column">
      <style:table-column-properties style:column-width="3.48cm" style:rel-column-width="14247*"/>
    </style:style>
    <style:style style:name="Tabelle1.C" style:family="table-column">
      <style:table-column-properties style:column-width="3.519cm" style:rel-column-width="14406*"/>
    </style:style>
    <style:style style:name="Tabelle1.D" style:family="table-column">
      <style:table-column-properties style:column-width="3.679cm" style:rel-column-width="15064*"/>
    </style:style>
    <style:style style:name="Tabelle1.E" style:family="table-column">
      <style:table-column-properties style:column-width="1.829cm" style:rel-column-width="7491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191cm" fo:border="0.018cm solid #000000"/>
    </style:style>
    <style:style style:name="Tabelle1.2" style:family="table-row">
      <style:table-row-properties style:min-row-height="0.011cm" style:keep-together="true" fo:keep-together="auto"/>
    </style:style>
    <style:style style:name="Tabelle1.A2" style:family="table-cell">
      <style:table-cell-properties fo:padding="0.191cm" fo:border-left="0.018cm solid #000000" fo:border-right="none" fo:border-top="none" fo:border-bottom="0.018cm solid #000000"/>
    </style:style>
    <style:style style:name="Tabelle1.E2" style:family="table-cell">
      <style:table-cell-properties fo:padding="0.191cm" fo:border-left="0.018cm solid #000000" fo:border-right="0.018cm solid #000000" fo:border-top="none" fo:border-bottom="0.018cm solid #000000"/>
    </style:style>
    <style:style style:name="Tabelle1.D7" style:family="table-cell">
      <style:table-cell-properties style:vertical-align="middle" fo:padding="0.191cm" fo:border-left="0.018cm solid #000000" fo:border-right="none" fo:border-top="none" fo:border-bottom="0.018cm solid #000000"/>
    </style:style>
    <style:style style:name="Tabelle1.8" style:family="table-row">
      <style:table-row-properties style:row-height="0.409cm" style:keep-together="true" fo:keep-together="auto"/>
    </style:style>
    <style:style style:name="Tabelle1.A24" style:family="table-cell">
      <style:table-cell-properties style:vertical-align="bottom" fo:padding="0.191cm" fo:border-left="0.018cm solid #000000" fo:border-right="none" fo:border-top="none" fo:border-bottom="0.018cm solid #000000"/>
    </style:style>
    <style:style style:name="Tabelle1.E43" style:family="table-cell">
      <style:table-cell-properties style:vertical-align="middle" fo:padding="0.191cm" fo:border-left="0.018cm solid #000000" fo:border-right="0.018cm solid #000000" fo:border-top="none" fo:border-bottom="0.018cm solid #000000"/>
    </style:style>
    <style:style style:name="Tabelle1.E52" style:family="table-cell">
      <style:table-cell-properties style:vertical-align="bottom" fo:padding="0.191cm" fo:border-left="0.018cm solid #000000" fo:border-right="0.018cm solid #000000" fo:border-top="none" fo:border-bottom="0.018cm solid #000000"/>
    </style:style>
    <style:style style:name="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style style:name="P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1" style:font-size-asian="9pt" style:font-name-complex="Ethiopic Unicode1" style:font-size-complex="9pt" style:language-complex="am" style:country-complex="E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Ethiopic Unicode" fo:font-size="9pt" style:font-name-asian="Ethiopic Unicode1" style:font-size-asian="9pt" style:font-name-complex="Ethiopic Unicode1" style:font-size-complex="9pt" style:language-complex="am" style:country-complex="ET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1" style:font-size-asian="9pt" style:font-name-complex="Ethiopic Unicode1" style:font-size-complex="9pt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1" style:font-size-asian="9pt" style:font-name-complex="Ethiopic Unicode" style:font-size-complex="9pt" style:language-complex="am" style:country-complex="ET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1" style:font-size-asian="9pt" style:font-name-complex="Ethiopic Unicode" style:font-size-complex="9pt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1" style:font-size-asian="9pt" style:font-name-complex="Ethiopic Unicode1" style:font-size-complex="9pt" style:language-complex="am" style:country-complex="ET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1" style:font-size-asian="9pt" style:font-name-complex="Ethiopic Unicode1" style:font-size-complex="9pt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1" style:font-size-asian="9pt" style:font-name-complex="Ethiopic Unicode1" style:font-size-complex="9pt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style:font-name-asian="Ethiopic Unicode1" style:font-size-asian="9pt" style:font-name-complex="Ethiopic Unicode1" style:font-size-complex="9pt" style:language-complex="am" style:country-complex="ET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1" style:font-size-asian="9pt" style:font-weight-asian="normal" style:font-name-complex="Ethiopic Unicode1" style:font-size-complex="9pt" style:font-weight-complex="normal"/>
    </style:style>
    <style:style style:name="P1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1" style:font-size-asian="9pt" style:font-weight-asian="normal" style:font-name-complex="Ethiopic Unicode1" style:font-size-complex="9pt" style:language-complex="am" style:country-complex="ET" style:font-weight-complex="normal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00" style:font-name-asian="Ethiopic Unicode1" style:font-size-asian="9pt" style:font-weight-asian="normal" style:font-name-complex="Ethiopic Unicode1" style:font-size-complex="9pt" style:font-weight-complex="normal"/>
    </style:style>
    <style:style style:name="P1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#ffff00" style:font-name-asian="Ethiopic Unicode1" style:font-size-asian="9pt" style:font-weight-asian="normal" style:font-name-complex="Ethiopic Unicode1" style:font-size-complex="9pt" style:language-complex="am" style:country-complex="ET" style:font-weight-complex="normal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1" style:font-size-asian="9pt" style:font-name-complex="Ethiopic Unicode1" style:font-size-complex="9pt"/>
    </style:style>
    <style:style style:name="P1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#ffff00" style:font-name-asian="Ethiopic Unicode1" style:font-size-asian="9pt" style:font-name-complex="Ethiopic Unicode1" style:font-size-complex="9pt" style:language-complex="am" style:country-complex="ET"/>
    </style:style>
    <style:style style:name="P1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style:font-name-asian="Ethiopic Unicode1" style:font-size-asian="9pt" style:font-name-complex="Ethiopic Unicode1" style:font-size-complex="9pt" style:language-complex="am" style:country-complex="ET"/>
    </style:style>
    <style:style style:name="P1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style:font-name-asian="Ethiopic Unicode1" style:font-size-asian="9pt" style:font-name-complex="Ethiopic Unicode1" style:font-size-complex="9pt"/>
    </style:style>
    <style:style style:name="P1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transparent" style:font-name-asian="Ethiopic Unicode1" style:font-size-asian="9pt" style:font-name-complex="Ethiopic Unicode1" style:font-size-complex="9pt" style:language-complex="am" style:country-complex="ET"/>
    </style:style>
    <style:style style:name="P2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fr" fo:country="FR" fo:background-color="#ffff00" style:font-name-asian="Ethiopic Unicode1" style:font-size-asian="9pt" style:font-name-complex="Ethiopic Unicode1" style:font-size-complex="9pt" style:language-complex="am" style:country-complex="ET"/>
    </style:style>
    <style:style style:name="P2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transparent" style:font-name-asian="Ethiopic Unicode1" style:font-size-asian="9pt" style:font-name-complex="Ethiopic Unicode1" style:font-size-complex="9pt" style:language-complex="am" style:country-complex="ET"/>
    </style:style>
    <style:style style:name="P2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style:font-name-asian="Ethiopic Unicode1" style:font-size-asian="9pt" style:font-name-complex="Ethiopic Unicode" style:font-size-complex="9pt"/>
    </style:style>
    <style:style style:name="P2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style:font-name-asian="Ethiopic Unicode1" style:font-size-asian="9pt" style:font-name-complex="Ethiopic Unicode1" style:font-size-complex="9pt"/>
    </style:style>
    <style:style style:name="P2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#ffff00" style:font-name-asian="Ethiopic Unicode1" style:font-size-asian="9pt" style:font-name-complex="Ethiopic Unicode1" style:font-size-complex="9pt" style:language-complex="am" style:country-complex="ET"/>
    </style:style>
    <style:style style:name="P2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#ffff00" style:font-name-asian="Ethiopic Unicode1" style:font-size-asian="9pt" style:font-name-complex="Ethiopic Unicode1" style:font-size-complex="9pt"/>
    </style:style>
    <style:style style:name="P2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#ffff00" style:font-name-asian="Ethiopic Unicode1" style:font-size-asian="9pt" style:font-name-complex="Ethiopic Unicode" style:font-size-complex="9pt"/>
    </style:style>
    <style:style style:name="P2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transparent" style:font-name-asian="Ethiopic Unicode1" style:font-size-asian="9pt" style:font-weight-asian="normal" style:font-name-complex="Ethiopic Unicode1" style:font-size-complex="9pt" style:font-weight-complex="normal"/>
    </style:style>
    <style:style style:name="P2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transparent" style:font-name-asian="Ethiopic Unicode1" style:font-size-asian="9pt" style:font-weight-asian="normal" style:font-name-complex="Ethiopic Unicode" style:font-size-complex="9pt" style:language-complex="am" style:country-complex="ET" style:font-weight-complex="normal"/>
    </style:style>
    <style:style style:name="P2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#ffff00" style:font-name-asian="Ethiopic Unicode1" style:font-size-asian="9pt" style:font-weight-asian="normal" style:font-name-complex="Ethiopic Unicode1" style:font-size-complex="9pt" style:language-complex="am" style:country-complex="ET" style:font-weight-complex="normal"/>
    </style:style>
    <style:style style:name="P3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transparent" style:font-name-asian="Ethiopic Unicode1" style:font-size-asian="9pt" style:font-weight-asian="normal" style:font-name-complex="Ethiopic Unicode" style:font-size-complex="9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1" style:font-size-asian="9pt" style:font-weight-asian="normal" style:font-name-complex="Ethiopic Unicode" style:font-size-complex="9pt" style:font-weight-complex="normal"/>
    </style:style>
    <style:style style:name="P32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1" style:font-size-asian="9pt" style:font-weight-asian="normal" style:font-name-complex="Ethiopic Unicode1" style:font-size-complex="9pt" style:font-weight-complex="normal"/>
    </style:style>
    <style:style style:name="P3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transparent" style:font-name-asian="Ethiopic Unicode1" style:font-size-asian="9pt" style:font-weight-asian="normal" style:font-name-complex="Ethiopic Unicode1" style:font-size-complex="9pt" style:font-weight-complex="normal"/>
    </style:style>
    <style:style style:name="P34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00" style:font-name-asian="Ethiopic Unicode1" style:font-size-asian="9pt" style:font-weight-asian="normal" style:font-name-complex="Ethiopic Unicode" style:font-size-complex="9pt" style:font-weight-complex="normal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#ffff00" style:font-name-asian="Ethiopic Unicode1" style:font-size-asian="9pt" style:font-weight-asian="normal" style:font-name-complex="Ethiopic Unicode1" style:font-size-complex="9pt" style:font-weight-complex="normal"/>
    </style:style>
    <style:style style:name="P3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#ffff00" style:font-name-asian="Ethiopic Unicode1" style:font-size-asian="9pt" style:font-weight-asian="normal" style:font-name-complex="Ethiopic Unicode1" style:font-size-complex="9pt" style:font-weight-complex="normal"/>
    </style:style>
    <style:style style:name="P3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1" style:font-size-asian="9pt" style:font-name-complex="Ethiopic Unicode" style:font-size-complex="9pt" style:language-complex="am" style:country-complex="ET"/>
    </style:style>
    <style:style style:name="P38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1" style:font-size-asian="9pt" style:font-name-complex="Ethiopic Unicode" style:font-size-complex="9pt"/>
    </style:style>
    <style:style style:name="P3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1" style:font-size-asian="9pt" style:font-name-complex="Ethiopic Unicode1" style:font-size-complex="9pt" style:language-complex="am" style:country-complex="ET"/>
    </style:style>
    <style:style style:name="P40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#ffff00" style:font-name-asian="Ethiopic Unicode1" style:font-size-asian="9pt" style:font-name-complex="Ethiopic Unicode1" style:font-size-complex="9pt"/>
    </style:style>
    <style:style style:name="P41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6pt" style:font-name-asian="Ethiopic Unicode1" style:font-size-asian="6pt" style:font-name-complex="Ethiopic Unicode1" style:font-size-complex="6pt" style:language-complex="am" style:country-complex="ET"/>
    </style:style>
    <style:style style:name="P4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7pt" style:font-name-asian="Ethiopic Unicode1" style:font-size-asian="7pt" style:font-name-complex="Ethiopic Unicode1" style:font-size-complex="7pt" style:language-complex="am" style:country-complex="ET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>
        <style:tab-stops>
          <style:tab-stop style:position="1.706cm"/>
        </style:tab-stops>
      </style:paragraph-properties>
      <style:text-properties style:font-name="Ethiopic Unicode" fo:font-size="9pt" fo:background-color="transparent" style:font-name-asian="Ethiopic Unicode1" style:font-size-asian="9pt" style:font-name-complex="Ethiopic Unicode1" style:font-size-complex="9pt" style:language-complex="am" style:country-complex="ET"/>
    </style:style>
    <style:style style:name="P44" style:family="paragraph" style:parent-style-name="Standard">
      <style:text-properties style:language-complex="syr" style:country-complex="TR"/>
    </style:style>
    <style:style style:name="T1" style:family="text">
      <style:text-properties fo:language="lv" fo:country="LV"/>
    </style:style>
    <style:style style:name="T2" style:family="text">
      <style:text-properties fo:language="lv" fo:country="LV" style:language-complex="am" style:country-complex="ET"/>
    </style:style>
    <style:style style:name="T3" style:family="text">
      <style:text-properties fo:language="lv" fo:country="LV" fo:background-color="transparent"/>
    </style:style>
    <style:style style:name="T4" style:family="text">
      <style:text-properties fo:language="lv" fo:country="LV" fo:background-color="transparent" style:language-complex="am" style:country-complex="ET"/>
    </style:style>
    <style:style style:name="T5" style:family="text">
      <style:text-properties fo:language="lv" fo:country="LV" fo:background-color="transparent" style:font-name-complex="Ethiopic Unicode"/>
    </style:style>
    <style:style style:name="T6" style:family="text">
      <style:text-properties fo:language="lv" fo:country="LV" fo:background-color="transparent" style:font-name-complex="Ethiopic Unicode" style:language-complex="am" style:country-complex="ET"/>
    </style:style>
    <style:style style:name="T7" style:family="text">
      <style:text-properties fo:language="lv" fo:country="LV" fo:font-weight="normal" fo:background-color="transparent" style:font-weight-asian="normal" style:language-complex="am" style:country-complex="ET" style:font-weight-complex="normal"/>
    </style:style>
    <style:style style:name="T8" style:family="text">
      <style:text-properties fo:language="lv" fo:country="LV" fo:font-weight="normal" fo:background-color="transparent" style:font-weight-asian="normal" style:font-weight-complex="normal"/>
    </style:style>
    <style:style style:name="T9" style:family="text">
      <style:text-properties fo:language="lv" fo:country="LV" fo:font-weight="normal" fo:background-color="transparent" style:font-weight-asian="normal" style:font-name-complex="Ethiopic Unicode" style:font-weight-complex="normal"/>
    </style:style>
    <style:style style:name="T10" style:family="text">
      <style:text-properties fo:language="lv" fo:country="LV" fo:font-weight="normal" style:font-weight-asian="normal" style:font-weight-complex="normal"/>
    </style:style>
    <style:style style:name="T11" style:family="text">
      <style:text-properties fo:language="lv" fo:country="LV" style:font-name-complex="Ethiopic Unicode"/>
    </style:style>
    <style:style style:name="T12" style:family="text">
      <style:text-properties fo:language="lv" fo:country="LV" style:font-name-complex="Ethiopic Unicode" style:language-complex="am" style:country-complex="E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language-complex="am" style:country-complex="ET"/>
    </style:style>
    <style:style style:name="T15" style:family="text">
      <style:text-properties fo:language="de" fo:country="DE"/>
    </style:style>
    <style:style style:name="T16" style:family="text">
      <style:text-properties fo:language="de" fo:country="DE" fo:background-color="transparent"/>
    </style:style>
    <style:style style:name="T17" style:family="text">
      <style:text-properties fo:language="de" fo:country="DE" fo:background-color="transparent" style:language-complex="am" style:country-complex="ET"/>
    </style:style>
    <style:style style:name="T18" style:family="text">
      <style:text-properties fo:language="de" fo:country="DE" fo:font-weight="normal" fo:background-color="transparent" style:font-weight-asian="normal" style:language-complex="am" style:country-complex="ET" style:font-weight-complex="normal"/>
    </style:style>
    <style:style style:name="T19" style:family="text">
      <style:text-properties fo:language="de" fo:country="DE" fo:font-weight="normal" fo:background-color="transparent" style:font-weight-asian="normal" style:font-weight-complex="normal"/>
    </style:style>
    <style:style style:name="T20" style:family="text">
      <style:text-properties fo:language="de" fo:country="DE" style:language-complex="am" style:country-complex="ET"/>
    </style:style>
    <style:style style:name="T21" style:family="text">
      <style:text-properties style:font-name-complex="Ethiopic Unicode"/>
    </style:style>
    <style:style style:name="T22" style:family="text">
      <style:text-properties style:font-name-complex="Ethiopic Unicode" style:language-complex="am" style:country-complex="ET"/>
    </style:style>
    <style:style style:name="T23" style:family="text">
      <style:text-properties fo:background-color="transparent" style:language-complex="am" style:country-complex="ET"/>
    </style:style>
    <style:style style:name="T24" style:family="text">
      <style:text-properties fo:background-color="transparent" style:font-name-complex="Ethiopic Unicode"/>
    </style:style>
    <style:style style:name="T25" style:family="text">
      <style:text-properties fo:background-color="transparent" style:font-name-complex="Ethiopic Unicode" style:language-complex="am" style:country-complex="ET"/>
    </style:style>
    <style:style style:name="T26" style:family="text">
      <style:text-properties fo:font-weight="normal" fo:background-color="transparent" style:font-weight-asian="normal" style:font-weight-complex="normal"/>
    </style:style>
    <style:style style:name="T27" style:family="text">
      <style:text-properties fo:font-weight="normal" fo:background-color="transparent" style:font-weight-asian="normal" style:language-complex="am" style:country-complex="ET" style:font-weight-complex="normal"/>
    </style:style>
    <style:style style:name="T28" style:family="text">
      <style:text-properties fo:font-weight="normal" fo:background-color="transparent" style:font-weight-asian="normal" style:font-name-complex="Ethiopic Unicode" style:font-weight-complex="normal"/>
    </style:style>
    <style:style style:name="T29" style:family="text">
      <style:text-properties fo:font-weight="normal" style:font-weight-asian="normal" style:language-complex="am" style:country-complex="E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5" office:value-type="string">
            <text:p text:style-name="P43"><text:span text:style-name="T13">Verbal Paradigm</text:span> (<text:span text:style-name="T13">I laryngeal</text:span>)</text:p>
          </table:table-cell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37">አሰረ</text:p>
          </table:table-cell>
          <table:table-cell table:style-name="Tabelle1.A2" office:value-type="string">
            <text:p text:style-name="P26">ʾ<text:span text:style-name="T14">asara</text:span></text:p>
          </table:table-cell>
          <table:table-cell table:style-name="Tabelle1.A2" office:value-type="string">
            <text:p text:style-name="P38"><text:span text:style-name="T15">L</text:span>a2a3a</text:p>
          </table:table-cell>
          <table:table-cell table:style-name="Tabelle1.A2" office:value-type="string">
            <text:p text:style-name="P30"><text:span text:style-name="T31">I,1a <text:s/>Perf. 3 m. sg. </text:span><text:s/></text:p>
          </table:table-cell>
          <table:table-cell table:style-name="Tabelle1.E2" office:value-type="string">
            <text:p text:style-name="P4">44.<text:span text:style-name="T14">52</text:span></text:p>
          </table:table-cell>
        </table:table-row>
        <table:table-row table:style-name="Tabelle1.2">
          <table:table-cell table:style-name="Tabelle1.A2" office:value-type="string">
            <text:p text:style-name="P5">የአስር</text:p>
          </table:table-cell>
          <table:table-cell table:style-name="Tabelle1.A2" office:value-type="string">
            <text:p text:style-name="P6"><text:span text:style-name="T15">ya</text:span><text:span text:style-name="T3">ʾ</text:span><text:span text:style-name="T4">a</text:span><text:span text:style-name="T17">ss</text:span><text:span text:style-name="T4">ǝ</text:span><text:span text:style-name="T17">r</text:span></text:p>
          </table:table-cell>
          <table:table-cell table:style-name="Tabelle1.A2" office:value-type="string">
            <text:p text:style-name="P6"><text:span text:style-name="T15">yaL</text:span>a22<text:span text:style-name="T1">ǝ</text:span>3</text:p>
          </table:table-cell>
          <table:table-cell table:style-name="Tabelle1.A2" office:value-type="string">
            <text:p text:style-name="P31">I,1a <text:s/>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2">
          <table:table-cell table:style-name="Tabelle1.A2" office:value-type="string">
            <text:p text:style-name="P5">ይእስር</text:p>
          </table:table-cell>
          <table:table-cell table:style-name="Tabelle1.A2" office:value-type="string">
            <text:p text:style-name="P6"><text:span text:style-name="T15">y</text:span><text:span text:style-name="T1">ǝ</text:span><text:span text:style-name="T3">ʾ</text:span><text:span text:style-name="T16">s</text:span><text:span text:style-name="T3">ǝ</text:span><text:span text:style-name="T16">r</text:span></text:p>
          </table:table-cell>
          <table:table-cell table:style-name="Tabelle1.A2" office:value-type="string">
            <text:p text:style-name="P6"><text:span text:style-name="T15">y</text:span><text:span text:style-name="T1">ǝL</text:span><text:span text:style-name="T15">2</text:span><text:span text:style-name="T1">ǝ</text:span><text:span text:style-name="T15">3</text:span></text:p>
          </table:table-cell>
          <table:table-cell table:style-name="Tabelle1.A2" office:value-type="string">
            <text:p text:style-name="P31">I,1a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2">
          <table:table-cell table:style-name="Tabelle1.A2" office:value-type="string">
            <text:p text:style-name="P5">እስር</text:p>
          </table:table-cell>
          <table:table-cell table:style-name="Tabelle1.A2" office:value-type="string">
            <text:p text:style-name="P6"><text:span text:style-name="T3">ʾǝ</text:span><text:span text:style-name="T16">s</text:span><text:span text:style-name="T3">ǝ</text:span><text:span text:style-name="T16">r</text:span></text:p>
          </table:table-cell>
          <table:table-cell table:style-name="Tabelle1.A2" office:value-type="string">
            <text:p text:style-name="P6"><text:span text:style-name="T15">L</text:span><text:span text:style-name="T1">ǝ</text:span><text:span text:style-name="T15">2</text:span><text:span text:style-name="T1">ǝ</text:span><text:span text:style-name="T15">3</text:span></text:p>
          </table:table-cell>
          <table:table-cell table:style-name="Tabelle1.A2" office:value-type="string">
            <text:p text:style-name="P31">I,1a Impera. <text:s/>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2">
          <table:table-cell table:style-name="Tabelle1.A2" office:value-type="string">
            <text:p text:style-name="P5">አሲሮ</text:p>
          </table:table-cell>
          <table:table-cell table:style-name="Tabelle1.A2" office:value-type="string">
            <text:p text:style-name="P6"><text:span text:style-name="T3">ʾ</text:span><text:span text:style-name="T16">asiro</text:span></text:p>
          </table:table-cell>
          <table:table-cell table:style-name="Tabelle1.A2" office:value-type="string">
            <text:p text:style-name="P6"><text:span text:style-name="T15">L</text:span><text:span text:style-name="T2">a2i3o</text:span></text:p>
          </table:table-cell>
          <table:table-cell table:style-name="Tabelle1.A2" office:value-type="string">
            <text:p text:style-name="P31">I,1a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2">
          <table:table-cell table:style-name="Tabelle1.A2" office:value-type="string">
            <text:p text:style-name="P5">አሲር</text:p>
            <text:p text:style-name="P5">አሲሮት</text:p>
          </table:table-cell>
          <table:table-cell table:style-name="Tabelle1.A2" office:value-type="string">
            <text:p text:style-name="P6"><text:span text:style-name="T3">ʾ</text:span><text:span text:style-name="T16">asir</text:span></text:p>
            <text:p text:style-name="P6"><text:span text:style-name="T3">ʾ</text:span><text:span text:style-name="T16">asirot</text:span></text:p>
          </table:table-cell>
          <table:table-cell table:style-name="Tabelle1.A2" office:value-type="string">
            <text:p text:style-name="P5">La2i3</text:p>
            <text:p text:style-name="P5">La2i3ot</text:p>
          </table:table-cell>
          <table:table-cell table:style-name="Tabelle1.D7" office:value-type="string">
            <text:p text:style-name="P31">I,1a <text:s/>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7">አምነ</text:p>
          </table:table-cell>
          <table:table-cell table:style-name="Tabelle1.A2" office:value-type="string">
            <text:p text:style-name="P38"><text:span text:style-name="T1">ʾ</text:span><text:span text:style-name="T15">amna</text:span></text:p>
          </table:table-cell>
          <table:table-cell table:style-name="Tabelle1.A2" office:value-type="string">
            <text:p text:style-name="P38">La23a</text:p>
          </table:table-cell>
          <table:table-cell table:style-name="Tabelle1.A2" office:value-type="string">
            <text:p text:style-name="P34">I,1b <text:s/>Perf. 3 m. sg.</text:p>
          </table:table-cell>
          <table:table-cell table:style-name="Tabelle1.E2" office:value-type="string">
            <text:p text:style-name="P4">44.<text:span text:style-name="T14">52</text:span></text:p>
          </table:table-cell>
        </table:table-row>
        <table:table-row table:style-name="Tabelle1.1">
          <table:table-cell table:style-name="Tabelle1.A2" office:value-type="string">
            <text:p text:style-name="P5">የአምን</text:p>
          </table:table-cell>
          <table:table-cell table:style-name="Tabelle1.A2" office:value-type="string">
            <text:p text:style-name="P6">ya<text:span text:style-name="T3">ʾ</text:span><text:span text:style-name="T16">amm</text:span><text:span text:style-name="T3">ǝ</text:span><text:span text:style-name="T16">n</text:span></text:p>
          </table:table-cell>
          <table:table-cell table:style-name="Tabelle1.A2" office:value-type="string">
            <text:p text:style-name="P6">yaLa22<text:span text:style-name="T3">ǝ</text:span><text:span text:style-name="T16">3</text:span></text:p>
          </table:table-cell>
          <table:table-cell table:style-name="Tabelle1.A2" office:value-type="string">
            <text:p text:style-name="P31">I,1b <text:s/>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ይእመን</text:p>
          </table:table-cell>
          <table:table-cell table:style-name="Tabelle1.A2" office:value-type="string">
            <text:p text:style-name="P6">y<text:span text:style-name="T3">ǝʾ</text:span><text:span text:style-name="T16">man</text:span></text:p>
          </table:table-cell>
          <table:table-cell table:style-name="Tabelle1.A2" office:value-type="string">
            <text:p text:style-name="P6">y<text:span text:style-name="T3">ǝ</text:span><text:span text:style-name="T16">L2a3</text:span></text:p>
          </table:table-cell>
          <table:table-cell table:style-name="Tabelle1.A2" office:value-type="string">
            <text:p text:style-name="P31">I,1b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እመን</text:p>
          </table:table-cell>
          <table:table-cell table:style-name="Tabelle1.A2" office:value-type="string">
            <text:p text:style-name="P6"><text:span text:style-name="T3">ʾǝ</text:span><text:span text:style-name="T16">man</text:span></text:p>
          </table:table-cell>
          <table:table-cell table:style-name="Tabelle1.A2" office:value-type="string">
            <text:p text:style-name="P6">L<text:span text:style-name="T3">ǝ</text:span>2a3</text:p>
          </table:table-cell>
          <table:table-cell table:style-name="Tabelle1.A2" office:value-type="string">
            <text:p text:style-name="P31">I,1b Impera. <text:s/>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አሚኖ</text:p>
          </table:table-cell>
          <table:table-cell table:style-name="Tabelle1.A2" office:value-type="string">
            <text:p text:style-name="P6"><text:span text:style-name="T3">ʾ</text:span><text:span text:style-name="T16">amino</text:span></text:p>
          </table:table-cell>
          <table:table-cell table:style-name="Tabelle1.A2" office:value-type="string">
            <text:p text:style-name="P6">La2i3o</text:p>
          </table:table-cell>
          <table:table-cell table:style-name="Tabelle1.A2" office:value-type="string">
            <text:p text:style-name="P31">I,1b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አሚን</text:p>
            <text:p text:style-name="P5">አሚኖት</text:p>
          </table:table-cell>
          <table:table-cell table:style-name="Tabelle1.A2" office:value-type="string">
            <text:p text:style-name="P6"><text:span text:style-name="T3">ʾ</text:span><text:span text:style-name="T16">amin</text:span></text:p>
            <text:p text:style-name="P6"><text:span text:style-name="T3">ʾ</text:span><text:span text:style-name="T16">aminot</text:span></text:p>
          </table:table-cell>
          <table:table-cell table:style-name="Tabelle1.A2" office:value-type="string">
            <text:p text:style-name="P6">La2i3</text:p>
            <text:p text:style-name="P6">La2i3ot</text:p>
          </table:table-cell>
          <table:table-cell table:style-name="Tabelle1.D7" office:value-type="string">
            <text:p text:style-name="P31">I,1b 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7">አሰረ</text:p>
          </table:table-cell>
          <table:table-cell table:style-name="Tabelle1.A2" office:value-type="string">
            <text:p text:style-name="P38"><text:span text:style-name="T1">ʾ</text:span><text:span text:style-name="T15">assara</text:span></text:p>
          </table:table-cell>
          <table:table-cell table:style-name="Tabelle1.A2" office:value-type="string">
            <text:p text:style-name="P38"><text:span text:style-name="T14">L</text:span>a22a3a</text:p>
          </table:table-cell>
          <table:table-cell table:style-name="Tabelle1.A2" office:value-type="string">
            <text:p text:style-name="P34">I,2 Perf. 3 p. m. sg.</text:p>
          </table:table-cell>
          <table:table-cell table:style-name="Tabelle1.E2" office:value-type="string">
            <text:p text:style-name="P4">44.<text:span text:style-name="T14">52</text:span></text:p>
          </table:table-cell>
        </table:table-row>
        <table:table-row table:style-name="Tabelle1.1">
          <table:table-cell table:style-name="Tabelle1.A2" office:value-type="string">
            <text:p text:style-name="P5">ይኤስር</text:p>
          </table:table-cell>
          <table:table-cell table:style-name="Tabelle1.A2" office:value-type="string">
            <text:p text:style-name="P6">y<text:span text:style-name="T3">ǝʾ</text:span><text:span text:style-name="T16">ess</text:span><text:span text:style-name="T3">ǝ</text:span><text:span text:style-name="T16">r</text:span></text:p>
          </table:table-cell>
          <table:table-cell table:style-name="Tabelle1.A2" office:value-type="string">
            <text:p text:style-name="P6"><text:span text:style-name="T3">yǝ</text:span><text:span text:style-name="T4">L</text:span><text:span text:style-name="T17">e22</text:span><text:span text:style-name="T4">ǝ</text:span><text:span text:style-name="T17">3</text:span></text:p>
          </table:table-cell>
          <table:table-cell table:style-name="Tabelle1.A2" office:value-type="string">
            <text:p text:style-name="P31">I,2 Imperf. 3 p.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የአስር</text:p>
          </table:table-cell>
          <table:table-cell table:style-name="Tabelle1.A2" office:value-type="string">
            <text:p text:style-name="P6">y<text:span text:style-name="T16">a</text:span><text:span text:style-name="T3">ʾ</text:span><text:span text:style-name="T16">ass</text:span><text:span text:style-name="T3">ǝ</text:span><text:span text:style-name="T16">r</text:span></text:p>
          </table:table-cell>
          <table:table-cell table:style-name="Tabelle1.A2" office:value-type="string">
            <text:p text:style-name="P6">y<text:span text:style-name="T16">a</text:span><text:span text:style-name="T4">L</text:span><text:span text:style-name="T17">a22</text:span><text:span text:style-name="T7">ǝ</text:span><text:span text:style-name="T18">3</text:span></text:p>
          </table:table-cell>
          <table:table-cell table:style-name="Tabelle1.A2" office:value-type="string">
            <text:p text:style-name="P31">I,2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አስር</text:p>
          </table:table-cell>
          <table:table-cell table:style-name="Tabelle1.A2" office:value-type="string">
            <text:p text:style-name="P6"><text:span text:style-name="T3">ʾ</text:span><text:span text:style-name="T16">ass</text:span><text:span text:style-name="T3">ǝ</text:span><text:span text:style-name="T16">r</text:span></text:p>
          </table:table-cell>
          <table:table-cell table:style-name="Tabelle1.A2" office:value-type="string">
            <text:p text:style-name="P6"><text:span text:style-name="T4">L</text:span><text:span text:style-name="T17">a22</text:span><text:span text:style-name="T7">ǝ</text:span><text:span text:style-name="T18">3</text:span></text:p>
          </table:table-cell>
          <table:table-cell table:style-name="Tabelle1.A2" office:value-type="string">
            <text:p text:style-name="P31">I,2 Impera. <text:s/>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አሲሮ</text:p>
          </table:table-cell>
          <table:table-cell table:style-name="Tabelle1.A2" office:value-type="string">
            <text:p text:style-name="P6"><text:span text:style-name="T3">ʾ</text:span><text:span text:style-name="T16">assiro</text:span></text:p>
          </table:table-cell>
          <table:table-cell table:style-name="Tabelle1.A2" office:value-type="string">
            <text:p text:style-name="P6"><text:span text:style-name="T4">L</text:span><text:span text:style-name="T17">a22i3o</text:span></text:p>
          </table:table-cell>
          <table:table-cell table:style-name="Tabelle1.A2" office:value-type="string">
            <text:p text:style-name="P31">I,2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5">አስሮ</text:p>
            <text:p text:style-name="P5">አስሮት</text:p>
          </table:table-cell>
          <table:table-cell table:style-name="Tabelle1.A2" office:value-type="string">
            <text:p text:style-name="P6"><text:span text:style-name="T3">ʾ</text:span><text:span text:style-name="T16">ass</text:span><text:span text:style-name="T3">ǝ</text:span><text:span text:style-name="T16">ro</text:span></text:p>
            <text:p text:style-name="P6"><text:span text:style-name="T3">ʾ</text:span><text:span text:style-name="T16">ass</text:span><text:span text:style-name="T3">ǝ</text:span><text:span text:style-name="T16">rot</text:span></text:p>
          </table:table-cell>
          <table:table-cell table:style-name="Tabelle1.A2" office:value-type="string">
            <text:p text:style-name="P6">La22<text:span text:style-name="T1">ǝ</text:span>3<text:span text:style-name="T1">o</text:span></text:p>
            <text:p text:style-name="P22"><text:span text:style-name="T15">L</text:span>a22ǝ3ot</text:p>
          </table:table-cell>
          <table:table-cell table:style-name="Tabelle1.D7" office:value-type="string">
            <text:p text:style-name="P31">I,2 Infinit. 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9">ኣሰረ</text:p>
          </table:table-cell>
          <table:table-cell table:style-name="Tabelle1.A2" office:value-type="string">
            <text:p text:style-name="P40"><text:span text:style-name="T1">ʾ</text:span><text:span text:style-name="T2">ā</text:span><text:span text:style-name="T20">sara</text:span></text:p>
          </table:table-cell>
          <table:table-cell table:style-name="Tabelle1.A2" office:value-type="string">
            <text:p text:style-name="P15">L<text:span text:style-name="T2">ā</text:span>2a3a</text:p>
          </table:table-cell>
          <table:table-cell table:style-name="Tabelle1.D7" office:value-type="string">
            <text:p text:style-name="P35">I,3 <text:s/>Perf. 3 m. sg.</text:p>
          </table:table-cell>
          <table:table-cell table:style-name="Tabelle1.E2" office:value-type="string">
            <text:p text:style-name="P3">__</text:p>
          </table:table-cell>
        </table:table-row>
        <table:table-row table:style-name="Tabelle1.1">
          <table:table-cell table:style-name="Tabelle1.A24" office:value-type="string">
            <text:p text:style-name="P2"><text:span text:style-name="T21">የ</text:span>ኣስር</text:p>
          </table:table-cell>
          <table:table-cell table:style-name="Tabelle1.D7" office:value-type="string">
            <text:p text:style-name="P2">y<text:span text:style-name="T16">a</text:span><text:span text:style-name="T3">ʾā</text:span><text:span text:style-name="T16">ss</text:span><text:span text:style-name="T3">ǝ</text:span><text:span text:style-name="T16">r</text:span></text:p>
          </table:table-cell>
          <table:table-cell table:style-name="Tabelle1.D7" office:value-type="string">
            <text:p text:style-name="P2">y<text:span text:style-name="T3">a</text:span>L<text:span text:style-name="T1">ā22ǝ3</text:span></text:p>
          </table:table-cell>
          <table:table-cell table:style-name="Tabelle1.D7" office:value-type="string">
            <text:p text:style-name="P32">I,3 Imperf. 3 p.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2"><text:span text:style-name="T21">የ</text:span>ኣስር</text:p>
          </table:table-cell>
          <table:table-cell table:style-name="Tabelle1.A2" office:value-type="string">
            <text:p text:style-name="P2">y<text:span text:style-name="T16">a</text:span><text:span text:style-name="T3">ʾā</text:span><text:span text:style-name="T16">s</text:span><text:span text:style-name="T3">ǝ</text:span><text:span text:style-name="T16">r</text:span></text:p>
          </table:table-cell>
          <table:table-cell table:style-name="Tabelle1.A2" office:value-type="string">
            <text:p text:style-name="P2">ya<text:span text:style-name="T3">Lā2ǝ3</text:span></text:p>
          </table:table-cell>
          <table:table-cell table:style-name="Tabelle1.D7" office:value-type="string">
            <text:p text:style-name="P32">I,3 Subj. 3 m. sg.</text:p>
          </table:table-cell>
          <table:table-cell table:style-name="Tabelle1.E2" office:value-type="string">
            <text:p text:style-name="P4"/>
          </table:table-cell>
        </table:table-row>
        <text:soft-page-break/>
        <table:table-row table:style-name="Tabelle1.1">
          <table:table-cell table:style-name="Tabelle1.A2" office:value-type="string">
            <text:p text:style-name="P2">ኣስር</text:p>
          </table:table-cell>
          <table:table-cell table:style-name="Tabelle1.A2" office:value-type="string">
            <text:p text:style-name="P2"><text:span text:style-name="T3">ʾā</text:span><text:span text:style-name="T16">s</text:span><text:span text:style-name="T3">ǝ</text:span><text:span text:style-name="T16">r</text:span></text:p>
          </table:table-cell>
          <table:table-cell table:style-name="Tabelle1.A2" office:value-type="string">
            <text:p text:style-name="P21">Lā2ǝ3</text:p>
          </table:table-cell>
          <table:table-cell table:style-name="Tabelle1.D7" office:value-type="string">
            <text:p text:style-name="P32"><text:s/>I,3 Impera. <text:s/>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2">ኣሲሮ</text:p>
          </table:table-cell>
          <table:table-cell table:style-name="Tabelle1.A2" office:value-type="string">
            <text:p text:style-name="P2"><text:span text:style-name="T3">ʾā</text:span><text:span text:style-name="T16">siro</text:span></text:p>
          </table:table-cell>
          <table:table-cell table:style-name="Tabelle1.A2" office:value-type="string">
            <text:p text:style-name="P7">Lā2i3o</text:p>
          </table:table-cell>
          <table:table-cell table:style-name="Tabelle1.D7" office:value-type="string">
            <text:p text:style-name="P32"><text:s/>I,3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2">ኣስሮ</text:p>
            <text:p text:style-name="P2">ኣስሮት</text:p>
          </table:table-cell>
          <table:table-cell table:style-name="Tabelle1.A2" office:value-type="string">
            <text:p text:style-name="P2"><text:span text:style-name="T3">ʾā</text:span><text:span text:style-name="T16">s</text:span><text:span text:style-name="T3">ǝ</text:span><text:span text:style-name="T16">ro</text:span></text:p>
            <text:p text:style-name="P2"><text:span text:style-name="T3">ʾā</text:span><text:span text:style-name="T16">s</text:span><text:span text:style-name="T3">ǝ</text:span><text:span text:style-name="T16">rot</text:span></text:p>
          </table:table-cell>
          <table:table-cell table:style-name="Tabelle1.A2" office:value-type="string">
            <text:p text:style-name="P4"><text:span text:style-name="T1">Lā</text:span>2<text:span text:style-name="T1">ǝ</text:span>3<text:span text:style-name="T1">o</text:span></text:p>
            <text:p text:style-name="P4"><text:span text:style-name="T15">L</text:span><text:span text:style-name="T1">ā2ǝ3o</text:span><text:span text:style-name="T15">t</text:span></text:p>
          </table:table-cell>
          <table:table-cell table:style-name="Tabelle1.D7" office:value-type="string">
            <text:p text:style-name="P32"><text:s/>I,3 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39">አእሰረ</text:p>
          </table:table-cell>
          <table:table-cell table:style-name="Tabelle1.A2" office:value-type="string">
            <text:p text:style-name="P39"><text:span text:style-name="T1">ʾ</text:span><text:span text:style-name="T15">a</text:span><text:span text:style-name="T1">ʾ</text:span><text:span text:style-name="T15">sara</text:span></text:p>
          </table:table-cell>
          <table:table-cell table:style-name="Tabelle1.A2" office:value-type="string">
            <text:p text:style-name="P39"><text:span text:style-name="T1">ʾ</text:span><text:span text:style-name="T15">aL2a3a</text:span></text:p>
          </table:table-cell>
          <table:table-cell table:style-name="Tabelle1.D7" office:value-type="string">
            <text:p text:style-name="P36">II,1 Perf. 3 m. sg.</text:p>
          </table:table-cell>
          <table:table-cell table:style-name="Tabelle1.E2" office:value-type="string">
            <text:p text:style-name="P4">44.<text:span text:style-name="T14">52</text:span></text:p>
          </table:table-cell>
        </table:table-row>
        <table:table-row table:style-name="Tabelle1.1">
          <table:table-cell table:style-name="Tabelle1.A2" office:value-type="string">
            <text:p text:style-name="P2">ያአስር</text:p>
          </table:table-cell>
          <table:table-cell table:style-name="Tabelle1.A2" office:value-type="string">
            <text:p text:style-name="P4">y<text:span text:style-name="T4">āʾ</text:span><text:span text:style-name="T17">ass</text:span><text:span text:style-name="T4">ǝ</text:span><text:span text:style-name="T17">r</text:span></text:p>
          </table:table-cell>
          <table:table-cell table:style-name="Tabelle1.A2" office:value-type="string">
            <text:p text:style-name="P4">y<text:span text:style-name="T4">ā</text:span><text:span text:style-name="T17">La22</text:span><text:span text:style-name="T4">ǝ</text:span><text:span text:style-name="T17">3</text:span></text:p>
          </table:table-cell>
          <table:table-cell table:style-name="Tabelle1.D7" office:value-type="string">
            <text:p text:style-name="P32">II,1 Imperf. 3 m. sg.</text:p>
          </table:table-cell>
          <table:table-cell table:style-name="Tabelle1.E2" office:value-type="string">
            <text:p text:style-name="P42"/>
          </table:table-cell>
        </table:table-row>
        <table:table-row table:style-name="Tabelle1.1">
          <table:table-cell table:style-name="Tabelle1.A2" office:value-type="string">
            <text:p text:style-name="P17">ያእስር</text:p>
          </table:table-cell>
          <table:table-cell table:style-name="Tabelle1.A2" office:value-type="string">
            <text:p text:style-name="P18">y<text:span text:style-name="T4">āʾ</text:span><text:span text:style-name="T17">s</text:span><text:span text:style-name="T4">ǝ</text:span><text:span text:style-name="T17">r</text:span></text:p>
          </table:table-cell>
          <table:table-cell table:style-name="Tabelle1.A2" office:value-type="string">
            <text:p text:style-name="P18">y<text:span text:style-name="T4">ā</text:span><text:span text:style-name="T17">L2</text:span><text:span text:style-name="T4">ǝ</text:span><text:span text:style-name="T17">3</text:span></text:p>
          </table:table-cell>
          <table:table-cell table:style-name="Tabelle1.D7" office:value-type="string">
            <text:p text:style-name="P32">II,1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እስር</text:p>
          </table:table-cell>
          <table:table-cell table:style-name="Tabelle1.A2" office:value-type="string">
            <text:p text:style-name="P18"><text:span text:style-name="T4">ʾ</text:span><text:span text:style-name="T17">a</text:span><text:span text:style-name="T4">ʾ</text:span><text:span text:style-name="T17">s</text:span><text:span text:style-name="T4">ǝ</text:span><text:span text:style-name="T17">r</text:span></text:p>
          </table:table-cell>
          <table:table-cell table:style-name="Tabelle1.A2" office:value-type="string">
            <text:p text:style-name="P18"><text:span text:style-name="T4">ʾ</text:span><text:span text:style-name="T17">aL2</text:span><text:span text:style-name="T4">ǝ</text:span><text:span text:style-name="T17">3</text:span></text:p>
          </table:table-cell>
          <table:table-cell table:style-name="Tabelle1.D7" office:value-type="string">
            <text:p text:style-name="P32">II,1 Impera. <text:s/>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እሲሮ</text:p>
          </table:table-cell>
          <table:table-cell table:style-name="Tabelle1.A2" office:value-type="string">
            <text:p text:style-name="P18"><text:span text:style-name="T4">ʾ</text:span><text:span text:style-name="T17">a</text:span><text:span text:style-name="T4">ʾ</text:span><text:span text:style-name="T17">siro</text:span></text:p>
          </table:table-cell>
          <table:table-cell table:style-name="Tabelle1.A2" office:value-type="string">
            <text:p text:style-name="P18"><text:span text:style-name="T4">ʾ</text:span><text:span text:style-name="T17">aL2i3o</text:span></text:p>
          </table:table-cell>
          <table:table-cell table:style-name="Tabelle1.D7" office:value-type="string">
            <text:p text:style-name="P32">II,1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እስሮ</text:p>
            <text:p text:style-name="P17">አእስሮት</text:p>
          </table:table-cell>
          <table:table-cell table:style-name="Tabelle1.A2" office:value-type="string">
            <text:p text:style-name="P18"><text:span text:style-name="T4">ʾ</text:span><text:span text:style-name="T17">a</text:span><text:span text:style-name="T4">ʾ</text:span><text:span text:style-name="T17">s</text:span><text:span text:style-name="T4">ǝ</text:span><text:span text:style-name="T17">ro</text:span></text:p>
            <text:p text:style-name="P18"><text:span text:style-name="T4">ʾ</text:span><text:span text:style-name="T17">a</text:span><text:span text:style-name="T4">ʾ</text:span><text:span text:style-name="T17">s</text:span><text:span text:style-name="T4">ǝ</text:span><text:span text:style-name="T17">rot</text:span></text:p>
          </table:table-cell>
          <table:table-cell table:style-name="Tabelle1.A2" office:value-type="string">
            <text:p text:style-name="P18"><text:span text:style-name="T4">ʾ</text:span><text:span text:style-name="T17">aL2</text:span><text:span text:style-name="T4">ǝ</text:span><text:span text:style-name="T17">3o</text:span></text:p>
            <text:p text:style-name="P18"><text:span text:style-name="T4">ʾ</text:span><text:span text:style-name="T17">aL2</text:span><text:span text:style-name="T4">ǝ</text:span><text:span text:style-name="T17">3ot</text:span></text:p>
          </table:table-cell>
          <table:table-cell table:style-name="Tabelle1.D7" office:value-type="string">
            <text:p text:style-name="P32">II,1 Infinit. 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7" office:value-type="string">
            <text:p text:style-name="P39">አአሰረ</text:p>
          </table:table-cell>
          <table:table-cell table:style-name="Tabelle1.D7" office:value-type="string">
            <text:p text:style-name="P39"><text:span text:style-name="T1">ʾ</text:span><text:span text:style-name="T15">a</text:span><text:span text:style-name="T1">ʾa</text:span><text:span text:style-name="T15">ssara</text:span></text:p>
          </table:table-cell>
          <table:table-cell table:style-name="Tabelle1.D7" office:value-type="string">
            <text:p text:style-name="P39"><text:span text:style-name="T1">ʾ</text:span><text:span text:style-name="T15">a</text:span><text:span text:style-name="T1">La22a3a</text:span></text:p>
          </table:table-cell>
          <table:table-cell table:style-name="Tabelle1.D7" office:value-type="string">
            <text:p text:style-name="P36">II,2a Perf. 3 m. sg.</text:p>
          </table:table-cell>
          <table:table-cell table:style-name="Tabelle1.E2" office:value-type="string">
            <text:p text:style-name="P41">Dil-Bez, Tab. IV.</text:p>
          </table:table-cell>
        </table:table-row>
        <table:table-row table:style-name="Tabelle1.1">
          <table:table-cell table:style-name="Tabelle1.D7" office:value-type="string">
            <text:p text:style-name="P20">አእሰረ</text:p>
            <text:p text:style-name="P19">(ex.: አእመረ<text:span text:style-name="T15">)</text:span></text:p>
          </table:table-cell>
          <table:table-cell table:style-name="Tabelle1.D7" office:value-type="string">
            <text:p text:style-name="P16">ʾaʾǝssara</text:p>
          </table:table-cell>
          <table:table-cell table:style-name="Tabelle1.D7" office:value-type="string">
            <text:p text:style-name="P24">ʾa<text:span text:style-name="T15">Lǝ</text:span>22a3a</text:p>
          </table:table-cell>
          <table:table-cell table:style-name="Tabelle1.D7" office:value-type="string">
            <text:p text:style-name="P36">II,2b Perf. 3 m. sg.</text:p>
          </table:table-cell>
          <table:table-cell table:style-name="Tabelle1.E2" office:value-type="string">
            <text:p text:style-name="P41">CRoss., p. 59. </text:p>
            <text:p text:style-name="P41">Dil-Bez, p. 171.</text:p>
            <text:p text:style-name="P41">DillmLex, <text:s/>p. 173.</text:p>
          </table:table-cell>
        </table:table-row>
        <table:table-row table:style-name="Tabelle1.1">
          <table:table-cell table:style-name="Tabelle1.D7" office:value-type="string">
            <text:p text:style-name="P19">ያኤስር</text:p>
          </table:table-cell>
          <table:table-cell table:style-name="Tabelle1.D7" office:value-type="string">
            <text:p text:style-name="P7"><text:span text:style-name="T1">yā</text:span>ʾessǝr</text:p>
          </table:table-cell>
          <table:table-cell table:style-name="Tabelle1.D7" office:value-type="string">
            <text:p text:style-name="P7"><text:span text:style-name="T1">yā</text:span>Le22ǝ3</text:p>
          </table:table-cell>
          <table:table-cell table:style-name="Tabelle1.D7" office:value-type="string">
            <text:p text:style-name="P32">II,2 Imperf. 3 m. sg.</text:p>
          </table:table-cell>
          <table:table-cell table:style-name="Tabelle1.E2" office:value-type="string">
            <text:p text:style-name="P41">CRoss., p. 59.</text:p>
            <text:p text:style-name="P41">Dil-Bez, Tab. IV.</text:p>
          </table:table-cell>
        </table:table-row>
        <table:table-row table:style-name="Tabelle1.1">
          <table:table-cell table:style-name="Tabelle1.D7" office:value-type="string">
            <text:p text:style-name="P17">ያአስር</text:p>
          </table:table-cell>
          <table:table-cell table:style-name="Tabelle1.D7" office:value-type="string">
            <text:p text:style-name="P23">yāʾass<text:span text:style-name="T16">ǝr</text:span></text:p>
          </table:table-cell>
          <table:table-cell table:style-name="Tabelle1.D7" office:value-type="string">
            <text:p text:style-name="P23">yāLa22<text:span text:style-name="T16">ǝ3</text:span></text:p>
          </table:table-cell>
          <table:table-cell table:style-name="Tabelle1.D7" office:value-type="string">
            <text:p text:style-name="P32">II,2 Subj. 3 m. sg.</text:p>
          </table:table-cell>
          <table:table-cell table:style-name="Tabelle1.E2" office:value-type="string">
            <text:p text:style-name="P41">CRoss., p. 59.</text:p>
            <text:p text:style-name="P41">Dil-Bez, Tab. IV.</text:p>
          </table:table-cell>
        </table:table-row>
        <table:table-row table:style-name="Tabelle1.1">
          <table:table-cell table:style-name="Tabelle1.D7" office:value-type="string">
            <text:p text:style-name="P17">አአስር</text:p>
          </table:table-cell>
          <table:table-cell table:style-name="Tabelle1.D7" office:value-type="string">
            <text:p text:style-name="P23">ʾaʾass<text:span text:style-name="T16">ǝr</text:span></text:p>
          </table:table-cell>
          <table:table-cell table:style-name="Tabelle1.D7" office:value-type="string">
            <text:p text:style-name="P23">ʾaLa22<text:span text:style-name="T16">ǝ3</text:span></text:p>
          </table:table-cell>
          <table:table-cell table:style-name="Tabelle1.D7" office:value-type="string">
            <text:p text:style-name="P32">II,2 Impera. <text:s/>2 m. sg.</text:p>
          </table:table-cell>
          <table:table-cell table:style-name="Tabelle1.E2" office:value-type="string">
            <text:p text:style-name="P41">CRoss., p. 60.</text:p>
            <text:p text:style-name="P41">Dil-Bez, Tab. IV.</text:p>
          </table:table-cell>
        </table:table-row>
        <table:table-row table:style-name="Tabelle1.1">
          <table:table-cell table:style-name="Tabelle1.A2" office:value-type="string">
            <text:p text:style-name="P17">አአሲሮ</text:p>
          </table:table-cell>
          <table:table-cell table:style-name="Tabelle1.A2" office:value-type="string">
            <text:p text:style-name="P23">ʾaʾassi<text:span text:style-name="T16">ro</text:span></text:p>
          </table:table-cell>
          <table:table-cell table:style-name="Tabelle1.A2" office:value-type="string">
            <text:p text:style-name="P23">ʾaLa22i3o</text:p>
          </table:table-cell>
          <table:table-cell table:style-name="Tabelle1.D7" office:value-type="string">
            <text:p text:style-name="P32">II,2 Gerund. <text:s/>3 m. sg.</text:p>
          </table:table-cell>
          <table:table-cell table:style-name="Tabelle1.E2" office:value-type="string">
            <text:p text:style-name="P3">__</text:p>
          </table:table-cell>
        </table:table-row>
        <table:table-row table:style-name="Tabelle1.1">
          <table:table-cell table:style-name="Tabelle1.A2" office:value-type="string">
            <text:p text:style-name="P19">አአስሮ</text:p>
            <text:p text:style-name="P19">አአስሮት</text:p>
          </table:table-cell>
          <table:table-cell table:style-name="Tabelle1.A2" office:value-type="string">
            <text:p text:style-name="P23">ʾaʾass<text:span text:style-name="T16">ǝro</text:span></text:p>
            <text:p text:style-name="P8">ʾaʾassǝrot</text:p>
          </table:table-cell>
          <table:table-cell table:style-name="Tabelle1.A2" office:value-type="string">
            <text:p text:style-name="P18"><text:span text:style-name="T4">ʾ</text:span><text:span text:style-name="T17">aLa22</text:span><text:span text:style-name="T4">ǝ</text:span><text:span text:style-name="T17">3o</text:span></text:p>
            <text:p text:style-name="P18"><text:span text:style-name="T4">ʾ</text:span><text:span text:style-name="T17">aLa22</text:span><text:span text:style-name="T4">ǝ</text:span><text:span text:style-name="T17">3ot</text:span></text:p>
          </table:table-cell>
          <table:table-cell table:style-name="Tabelle1.D7" office:value-type="string">
            <text:p text:style-name="P32">II,2 Infinit. </text:p>
          </table:table-cell>
          <table:table-cell table:style-name="Tabelle1.E43" office:value-type="string">
            <text:p text:style-name="P3"/>
          </table:table-cell>
        </table:table-row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0">አኣሰረ</text:p>
          </table:table-cell>
          <table:table-cell table:style-name="Tabelle1.A2" office:value-type="string">
            <text:p text:style-name="P25">ʾa<text:span text:style-name="T14">ʾā</text:span><text:span text:style-name="T20">sara</text:span></text:p>
          </table:table-cell>
          <table:table-cell table:style-name="Tabelle1.A2" office:value-type="string">
            <text:p text:style-name="P25">ʾa<text:span text:style-name="T14">L</text:span>ā2a3a</text:p>
          </table:table-cell>
          <table:table-cell table:style-name="Tabelle1.D7" office:value-type="string">
            <text:p text:style-name="P36">II,3 Perf. 3 m. sg.</text:p>
          </table:table-cell>
          <table:table-cell table:style-name="Tabelle1.E2" office:value-type="string">
            <text:p text:style-name="P3">__</text:p>
          </table:table-cell>
        </table:table-row>
        <table:table-row table:style-name="Tabelle1.1">
          <table:table-cell table:style-name="Tabelle1.A2" office:value-type="string">
            <text:p text:style-name="P17">ያኣስር</text:p>
          </table:table-cell>
          <table:table-cell table:style-name="Tabelle1.A2" office:value-type="string">
            <text:p text:style-name="P23"><text:span text:style-name="T26">y</text:span><text:span text:style-name="T18">ā</text:span><text:span text:style-name="T23">ʾā</text:span><text:span text:style-name="T17">ss</text:span><text:span text:style-name="T27">ǝ</text:span><text:span text:style-name="T18">r</text:span></text:p>
          </table:table-cell>
          <table:table-cell table:style-name="Tabelle1.A2" office:value-type="string">
            <text:p text:style-name="P27">y<text:span text:style-name="T20">āLā22</text:span><text:span text:style-name="T14">ǝ</text:span><text:span text:style-name="T20">3</text:span></text:p>
          </table:table-cell>
          <table:table-cell table:style-name="Tabelle1.D7" office:value-type="string">
            <text:p text:style-name="P32">II,3 Imperf. 3 m. sg.</text:p>
          </table:table-cell>
          <table:table-cell table:style-name="Tabelle1.E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17">ያኣስር</text:p>
          </table:table-cell>
          <table:table-cell table:style-name="Tabelle1.A2" office:value-type="string">
            <text:p text:style-name="P23"><text:span text:style-name="T26">y</text:span><text:span text:style-name="T18">ā</text:span><text:span text:style-name="T23">ʾā</text:span><text:span text:style-name="T17">s</text:span><text:span text:style-name="T27">ǝ</text:span><text:span text:style-name="T18">r</text:span></text:p>
          </table:table-cell>
          <table:table-cell table:style-name="Tabelle1.A2" office:value-type="string">
            <text:p text:style-name="P11">y<text:span text:style-name="T14">āLā</text:span>2ǝ3</text:p>
          </table:table-cell>
          <table:table-cell table:style-name="Tabelle1.D7" office:value-type="string">
            <text:p text:style-name="P32">II,3 Subj. 3 m. sg.</text:p>
          </table:table-cell>
          <table:table-cell table:style-name="Tabelle1.E2" office:value-type="string">
            <text:p text:style-name="P3"/>
          </table:table-cell>
        </table:table-row>
        <text:soft-page-break/>
        <table:table-row table:style-name="Tabelle1.1">
          <table:table-cell table:style-name="Tabelle1.A2" office:value-type="string">
            <text:p text:style-name="P17">አኣስር</text:p>
          </table:table-cell>
          <table:table-cell table:style-name="Tabelle1.A2" office:value-type="string">
            <text:p text:style-name="P23">ʾa<text:span text:style-name="T23">ʾā</text:span><text:span text:style-name="T17">s</text:span><text:span text:style-name="T27">ǝ</text:span><text:span text:style-name="T18">r</text:span></text:p>
          </table:table-cell>
          <table:table-cell table:style-name="Tabelle1.A2" office:value-type="string">
            <text:p text:style-name="P23">ʾa<text:span text:style-name="T18">Lā</text:span><text:span text:style-name="T19">2ǝ3</text:span></text:p>
          </table:table-cell>
          <table:table-cell table:style-name="Tabelle1.D7" office:value-type="string">
            <text:p text:style-name="P32">II,3 Impera. <text:s/>2 m. sg.</text:p>
          </table:table-cell>
          <table:table-cell table:style-name="Tabelle1.E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17">አኣሲሮ</text:p>
          </table:table-cell>
          <table:table-cell table:style-name="Tabelle1.A2" office:value-type="string">
            <text:p text:style-name="P23">ʾa<text:span text:style-name="T23">ʾā</text:span><text:span text:style-name="T17">siro</text:span></text:p>
          </table:table-cell>
          <table:table-cell table:style-name="Tabelle1.A2" office:value-type="string">
            <text:p text:style-name="P27"><text:span text:style-name="T14">ʾaL</text:span><text:span text:style-name="T20">ā2i3o</text:span></text:p>
          </table:table-cell>
          <table:table-cell table:style-name="Tabelle1.D7" office:value-type="string">
            <text:p text:style-name="P32">II,3 Gerund. <text:s/>3 m. sg.</text:p>
          </table:table-cell>
          <table:table-cell table:style-name="Tabelle1.E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17">አኣስሮ</text:p>
            <text:p text:style-name="P17">አኣስሮት</text:p>
          </table:table-cell>
          <table:table-cell table:style-name="Tabelle1.A2" office:value-type="string">
            <text:p text:style-name="P23">ʾa<text:span text:style-name="T23">ʾā</text:span><text:span text:style-name="T17">s</text:span><text:span text:style-name="T27">ǝ</text:span><text:span text:style-name="T17">ro</text:span></text:p>
            <text:p text:style-name="P23"><text:span text:style-name="T17">ʾaʾās</text:span><text:span text:style-name="T18">ǝ</text:span><text:span text:style-name="T17">rot</text:span></text:p>
          </table:table-cell>
          <table:table-cell table:style-name="Tabelle1.A2" office:value-type="string">
            <text:p text:style-name="P11">ʾaL<text:span text:style-name="T14">ā</text:span>2ǝ3o</text:p>
            <text:p text:style-name="P11">ʾaL<text:span text:style-name="T14">ā</text:span>2ǝ3ot</text:p>
          </table:table-cell>
          <table:table-cell table:style-name="Tabelle1.D7" office:value-type="string">
            <text:p text:style-name="P32">II,3 Infinit.</text:p>
          </table:table-cell>
          <table:table-cell table:style-name="Tabelle1.E2" office:value-type="string">
            <text:p text:style-name="P3"/>
          </table:table-cell>
        </table:table-row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0">ተአስረ</text:p>
          </table:table-cell>
          <table:table-cell table:style-name="Tabelle1.A2" office:value-type="string">
            <text:p text:style-name="P15">ta<text:span text:style-name="T2">ʾ</text:span><text:span text:style-name="T14">asra</text:span></text:p>
          </table:table-cell>
          <table:table-cell table:style-name="Tabelle1.A2" office:value-type="string">
            <text:p text:style-name="P13">taLa23a</text:p>
          </table:table-cell>
          <table:table-cell table:style-name="Tabelle1.D7" office:value-type="string">
            <text:p text:style-name="P36">III,1a Perf. 3 m. sg.</text:p>
          </table:table-cell>
          <table:table-cell table:style-name="Tabelle1.E52" office:value-type="string">
            <text:p text:style-name="P4">44.52</text:p>
          </table:table-cell>
        </table:table-row>
        <table:table-row table:style-name="Tabelle1.1">
          <table:table-cell table:style-name="Tabelle1.A2" office:value-type="string">
            <text:p text:style-name="P20">ተአሰረ</text:p>
          </table:table-cell>
          <table:table-cell table:style-name="Tabelle1.A2" office:value-type="string">
            <text:p text:style-name="P15">ta<text:span text:style-name="T2">ʾ</text:span><text:span text:style-name="T14">asara</text:span></text:p>
          </table:table-cell>
          <table:table-cell table:style-name="Tabelle1.A2" office:value-type="string">
            <text:p text:style-name="P13">taLa2a3a</text:p>
          </table:table-cell>
          <table:table-cell table:style-name="Tabelle1.D7" office:value-type="string">
            <text:p text:style-name="P36">III,1b Perf. 3 m. sg.</text:p>
          </table:table-cell>
          <table:table-cell table:style-name="Tabelle1.E5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ይትአሰር</text:p>
          </table:table-cell>
          <table:table-cell table:style-name="Tabelle1.A2" office:value-type="string">
            <text:p text:style-name="P9">y<text:span text:style-name="T5">ǝ</text:span><text:span text:style-name="T24">t</text:span><text:span text:style-name="T4">ʾ</text:span><text:span text:style-name="T23">assar</text:span></text:p>
          </table:table-cell>
          <table:table-cell table:style-name="Tabelle1.A2" office:value-type="string">
            <text:p text:style-name="P11">y<text:span text:style-name="T11">ǝ</text:span><text:span text:style-name="T21">tLa22a3</text:span></text:p>
          </table:table-cell>
          <table:table-cell table:style-name="Tabelle1.D7" office:value-type="string">
            <text:p text:style-name="P32">III,1 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ይትአሰር</text:p>
          </table:table-cell>
          <table:table-cell table:style-name="Tabelle1.A2" office:value-type="string">
            <text:p text:style-name="P9">y<text:span text:style-name="T5">ǝ</text:span><text:span text:style-name="T24">t</text:span><text:span text:style-name="T4">ʾ</text:span><text:span text:style-name="T23">asar</text:span></text:p>
          </table:table-cell>
          <table:table-cell table:style-name="Tabelle1.A2" office:value-type="string">
            <text:p text:style-name="P11">y<text:span text:style-name="T11">ǝ</text:span><text:span text:style-name="T21">tLa2a3</text:span></text:p>
          </table:table-cell>
          <table:table-cell table:style-name="Tabelle1.D7" office:value-type="string">
            <text:p text:style-name="P32">III,1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አሰር</text:p>
          </table:table-cell>
          <table:table-cell table:style-name="Tabelle1.A2" office:value-type="string">
            <text:p text:style-name="P9">ta<text:span text:style-name="T4">ʾ</text:span><text:span text:style-name="T23">asar</text:span></text:p>
          </table:table-cell>
          <table:table-cell table:style-name="Tabelle1.A2" office:value-type="string">
            <text:p text:style-name="P11">taLa2a3</text:p>
          </table:table-cell>
          <table:table-cell table:style-name="Tabelle1.D7" office:value-type="string">
            <text:p text:style-name="P32">III,1 Impera. 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አሲሮ</text:p>
          </table:table-cell>
          <table:table-cell table:style-name="Tabelle1.A2" office:value-type="string">
            <text:p text:style-name="P9">ta<text:span text:style-name="T4">ʾ</text:span><text:span text:style-name="T23">as</text:span><text:span text:style-name="T25">i</text:span><text:span text:style-name="T23">ro</text:span></text:p>
          </table:table-cell>
          <table:table-cell table:style-name="Tabelle1.A2" office:value-type="string">
            <text:p text:style-name="P11">taLa2i3o</text:p>
          </table:table-cell>
          <table:table-cell table:style-name="Tabelle1.D7" office:value-type="string">
            <text:p text:style-name="P32">III,1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አስሮ</text:p>
            <text:p text:style-name="P17">ተአስሮት</text:p>
          </table:table-cell>
          <table:table-cell table:style-name="Tabelle1.A2" office:value-type="string">
            <text:p text:style-name="P9">ta<text:span text:style-name="T4">ʾ</text:span><text:span text:style-name="T23">as</text:span><text:span text:style-name="T6">ǝ</text:span><text:span text:style-name="T23">ro</text:span></text:p>
            <text:p text:style-name="P9"><text:span text:style-name="T23">ta</text:span><text:span text:style-name="T4">ʾ</text:span><text:span text:style-name="T23">as</text:span><text:span text:style-name="T6">ǝ</text:span><text:span text:style-name="T23">rot</text:span></text:p>
          </table:table-cell>
          <table:table-cell table:style-name="Tabelle1.A2" office:value-type="string">
            <text:p text:style-name="P11">taLa2ǝ3o</text:p>
            <text:p text:style-name="P11">taLa2ǝ3ot</text:p>
          </table:table-cell>
          <table:table-cell table:style-name="Tabelle1.D7" office:value-type="string">
            <text:p text:style-name="P32">III,1 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0">ተአሰረ</text:p>
          </table:table-cell>
          <table:table-cell table:style-name="Tabelle1.A2" office:value-type="string">
            <text:p text:style-name="P15">ta<text:span text:style-name="T2">ʾ</text:span><text:span text:style-name="T14">assara</text:span></text:p>
          </table:table-cell>
          <table:table-cell table:style-name="Tabelle1.A2" office:value-type="string">
            <text:p text:style-name="P13">taLa22a3a</text:p>
          </table:table-cell>
          <table:table-cell table:style-name="Tabelle1.D7" office:value-type="string">
            <text:p text:style-name="P36">III,<text:span text:style-name="T14">2</text:span> Perf. 3 m. sg.</text:p>
          </table:table-cell>
          <table:table-cell table:style-name="Tabelle1.E2" office:value-type="string">
            <text:p text:style-name="P4">44.52</text:p>
          </table:table-cell>
        </table:table-row>
        <table:table-row table:style-name="Tabelle1.1">
          <table:table-cell table:style-name="Tabelle1.A2" office:value-type="string">
            <text:p text:style-name="P17">ይትኤሰር</text:p>
          </table:table-cell>
          <table:table-cell table:style-name="Tabelle1.A2" office:value-type="string">
            <text:p text:style-name="P9">y<text:span text:style-name="T5">ǝ</text:span><text:span text:style-name="T24">t</text:span><text:span text:style-name="T4">ʾ</text:span><text:span text:style-name="T23">essar</text:span></text:p>
          </table:table-cell>
          <table:table-cell table:style-name="Tabelle1.A2" office:value-type="string">
            <text:p text:style-name="P11">y<text:span text:style-name="T21">ǝt</text:span><text:span text:style-name="T21">Le22a3</text:span></text:p>
          </table:table-cell>
          <table:table-cell table:style-name="Tabelle1.D7" office:value-type="string">
            <text:p text:style-name="P33">III,<text:span text:style-name="T14">2</text:span> 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ይትአሰር</text:p>
          </table:table-cell>
          <table:table-cell table:style-name="Tabelle1.A2" office:value-type="string">
            <text:p text:style-name="P9">y<text:span text:style-name="T5">ǝ</text:span><text:span text:style-name="T24">t</text:span><text:span text:style-name="T4">ʾa</text:span><text:span text:style-name="T23">ssar</text:span></text:p>
          </table:table-cell>
          <table:table-cell table:style-name="Tabelle1.A2" office:value-type="string">
            <text:p text:style-name="P11">y<text:span text:style-name="T21">ǝtLa22a3</text:span></text:p>
          </table:table-cell>
          <table:table-cell table:style-name="Tabelle1.D7" office:value-type="string">
            <text:p text:style-name="P32">III,<text:span text:style-name="T14">2</text:span>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አሰር</text:p>
          </table:table-cell>
          <table:table-cell table:style-name="Tabelle1.A2" office:value-type="string">
            <text:p text:style-name="P9">ta<text:span text:style-name="T4">ʾ</text:span><text:span text:style-name="T23">assar</text:span></text:p>
          </table:table-cell>
          <table:table-cell table:style-name="Tabelle1.A2" office:value-type="string">
            <text:p text:style-name="P11">taLa22a3</text:p>
          </table:table-cell>
          <table:table-cell table:style-name="Tabelle1.D7" office:value-type="string">
            <text:p text:style-name="P32">III,<text:span text:style-name="T14">2</text:span> Impera. 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አሲሮ</text:p>
          </table:table-cell>
          <table:table-cell table:style-name="Tabelle1.A2" office:value-type="string">
            <text:p text:style-name="P9">ta<text:span text:style-name="T4">ʾ</text:span><text:span text:style-name="T23">assiro</text:span></text:p>
          </table:table-cell>
          <table:table-cell table:style-name="Tabelle1.A2" office:value-type="string">
            <text:p text:style-name="P11">taLa22i3o</text:p>
          </table:table-cell>
          <table:table-cell table:style-name="Tabelle1.D7" office:value-type="string">
            <text:p text:style-name="P32">III,<text:span text:style-name="T14">2</text:span>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አስሮ</text:p>
            <text:p text:style-name="P17">ተአስሮት</text:p>
          </table:table-cell>
          <table:table-cell table:style-name="Tabelle1.A2" office:value-type="string">
            <text:p text:style-name="P9">ta<text:span text:style-name="T4">ʾ</text:span><text:span text:style-name="T23">ass</text:span><text:span text:style-name="T6">ǝ</text:span><text:span text:style-name="T23">ro</text:span></text:p>
            <text:p text:style-name="P9"><text:span text:style-name="T23">ta</text:span><text:span text:style-name="T4">ʾ</text:span><text:span text:style-name="T23">ass</text:span><text:span text:style-name="T6">ǝ</text:span><text:span text:style-name="T23">rot</text:span></text:p>
          </table:table-cell>
          <table:table-cell table:style-name="Tabelle1.A2" office:value-type="string">
            <text:p text:style-name="P11">taLa22<text:span text:style-name="T12">ǝ</text:span><text:span text:style-name="T22">3o</text:span></text:p>
            <text:p text:style-name="P11"><text:span text:style-name="T22">taLa22</text:span><text:span text:style-name="T12">ǝ</text:span><text:span text:style-name="T22">3ot</text:span></text:p>
          </table:table-cell>
          <table:table-cell table:style-name="Tabelle1.D7" office:value-type="string">
            <text:p text:style-name="P32">III,<text:span text:style-name="T14">2</text:span> 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0">ተኣሰረ</text:p>
          </table:table-cell>
          <table:table-cell table:style-name="Tabelle1.A2" office:value-type="string">
            <text:p text:style-name="P15">ta<text:span text:style-name="T2">ʾ</text:span><text:span text:style-name="T29">āsara</text:span></text:p>
          </table:table-cell>
          <table:table-cell table:style-name="Tabelle1.A2" office:value-type="string">
            <text:p text:style-name="P13">taL<text:span text:style-name="T14">ā2a3a</text:span></text:p>
          </table:table-cell>
          <table:table-cell table:style-name="Tabelle1.D7" office:value-type="string">
            <text:p text:style-name="P36">III,<text:span text:style-name="T14">3</text:span> Perf. 3 m. sg.</text:p>
          </table:table-cell>
          <table:table-cell table:style-name="Tabelle1.E2" office:value-type="string">
            <text:p text:style-name="P3">__</text:p>
          </table:table-cell>
        </table:table-row>
        <table:table-row table:style-name="Tabelle1.1">
          <table:table-cell table:style-name="Tabelle1.A2" office:value-type="string">
            <text:p text:style-name="P17">ይትኣሰር</text:p>
          </table:table-cell>
          <table:table-cell table:style-name="Tabelle1.A2" office:value-type="string">
            <text:p text:style-name="P9">y<text:span text:style-name="T5">ǝ</text:span><text:span text:style-name="T24">t</text:span><text:span text:style-name="T4">ʾ</text:span><text:span text:style-name="T27">āssar</text:span></text:p>
          </table:table-cell>
          <table:table-cell table:style-name="Tabelle1.A2" office:value-type="string">
            <text:p text:style-name="P11">y<text:span text:style-name="T11">ǝ</text:span><text:span text:style-name="T21">t</text:span><text:span text:style-name="T22">L</text:span><text:span text:style-name="T14">ā22a3</text:span></text:p>
          </table:table-cell>
          <table:table-cell table:style-name="Tabelle1.D7" office:value-type="string">
            <text:p text:style-name="P33">III,<text:span text:style-name="T14">3</text:span> 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ይትኣሰር</text:p>
          </table:table-cell>
          <table:table-cell table:style-name="Tabelle1.A2" office:value-type="string">
            <text:p text:style-name="P9">y<text:span text:style-name="T5">ǝ</text:span><text:span text:style-name="T24">t</text:span><text:span text:style-name="T4">ʾ</text:span><text:span text:style-name="T27">āsar</text:span></text:p>
          </table:table-cell>
          <table:table-cell table:style-name="Tabelle1.A2" office:value-type="string">
            <text:p text:style-name="P11">y<text:span text:style-name="T11">ǝ</text:span><text:span text:style-name="T21">t</text:span><text:span text:style-name="T22">L</text:span><text:span text:style-name="T14">ā2a3</text:span></text:p>
          </table:table-cell>
          <table:table-cell table:style-name="Tabelle1.D7" office:value-type="string">
            <text:p text:style-name="P32">III,<text:span text:style-name="T14">3</text:span>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ኣሰር</text:p>
          </table:table-cell>
          <table:table-cell table:style-name="Tabelle1.A2" office:value-type="string">
            <text:p text:style-name="P9">ta<text:span text:style-name="T4">ʾ</text:span><text:span text:style-name="T27">āsar</text:span></text:p>
          </table:table-cell>
          <table:table-cell table:style-name="Tabelle1.A2" office:value-type="string">
            <text:p text:style-name="P11">taL<text:span text:style-name="T14">ā2a3</text:span></text:p>
          </table:table-cell>
          <table:table-cell table:style-name="Tabelle1.D7" office:value-type="string">
            <text:p text:style-name="P32">III,<text:span text:style-name="T14">3</text:span> Impera. 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ኣሲሮ</text:p>
          </table:table-cell>
          <table:table-cell table:style-name="Tabelle1.A2" office:value-type="string">
            <text:p text:style-name="P9">ta<text:span text:style-name="T4">ʾ</text:span><text:span text:style-name="T27">āsiro</text:span></text:p>
          </table:table-cell>
          <table:table-cell table:style-name="Tabelle1.A2" office:value-type="string">
            <text:p text:style-name="P11">taL<text:span text:style-name="T14">ā2i3o</text:span></text:p>
          </table:table-cell>
          <table:table-cell table:style-name="Tabelle1.D7" office:value-type="string">
            <text:p text:style-name="P32">III,<text:span text:style-name="T14">3</text:span>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ተኣስሮ</text:p>
            <text:p text:style-name="P17">ተኣስሮት</text:p>
          </table:table-cell>
          <table:table-cell table:style-name="Tabelle1.A2" office:value-type="string">
            <text:p text:style-name="P9">ta<text:span text:style-name="T4">ʾ</text:span><text:span text:style-name="T27">ā</text:span><text:span text:style-name="T23">s</text:span><text:span text:style-name="T6">ǝ</text:span><text:span text:style-name="T25">ro</text:span></text:p>
            <text:p text:style-name="P9"><text:span text:style-name="T25">ta</text:span><text:span text:style-name="T6">ʾ</text:span><text:span text:style-name="T27">ā</text:span><text:span text:style-name="T25">s</text:span><text:span text:style-name="T6">ǝ</text:span><text:span text:style-name="T25">rot</text:span></text:p>
          </table:table-cell>
          <table:table-cell table:style-name="Tabelle1.A2" office:value-type="string">
            <text:p text:style-name="P11">taL<text:span text:style-name="T14">ā2</text:span><text:span text:style-name="T12">ǝ</text:span><text:span text:style-name="T22">3o</text:span></text:p>
            <text:p text:style-name="P11"><text:span text:style-name="T22">ta</text:span><text:span text:style-name="T14">Lā2</text:span><text:span text:style-name="T12">ǝ</text:span><text:span text:style-name="T22">3ot</text:span></text:p>
          </table:table-cell>
          <table:table-cell table:style-name="Tabelle1.D7" office:value-type="string">
            <text:p text:style-name="P32">III,<text:span text:style-name="T14">3</text:span> Infinit.</text:p>
          </table:table-cell>
          <table:table-cell table:style-name="Tabelle1.E2" office:value-type="string">
            <text:p text:style-name="P4"/>
          </table:table-cell>
        </table:table-row>
        <text:soft-page-break/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7" office:value-type="string">
            <text:p text:style-name="P20">አስተአሰረ</text:p>
          </table:table-cell>
          <table:table-cell table:style-name="Tabelle1.D7" office:value-type="string">
            <text:p text:style-name="P24">ʾastaʾasara</text:p>
          </table:table-cell>
          <table:table-cell table:style-name="Tabelle1.D7" office:value-type="string">
            <text:p text:style-name="P29">ʾastaLa2a3a</text:p>
          </table:table-cell>
          <table:table-cell table:style-name="Tabelle1.D7" office:value-type="string">
            <text:p text:style-name="P36">IV,<text:span text:style-name="T14">1a</text:span> Perf. 3 m. sg.</text:p>
          </table:table-cell>
          <table:table-cell table:style-name="Tabelle1.E2" office:value-type="string">
            <text:p text:style-name="P41">CRoss., p. 61. </text:p>
            <text:p text:style-name="P41">Dil-Bez, p. 176.</text:p>
            <text:p text:style-name="P41">Dil-Bez, Tab. V</text:p>
          </table:table-cell>
        </table:table-row>
        <table:table-row table:style-name="Tabelle1.1">
          <table:table-cell table:style-name="Tabelle1.D7" office:value-type="string">
            <text:p text:style-name="P20">አስታእሰረ</text:p>
            <text:p text:style-name="P10">(ex.: አስታሕቀረ)</text:p>
          </table:table-cell>
          <table:table-cell table:style-name="Tabelle1.D7" office:value-type="string">
            <text:p text:style-name="P15"><text:span text:style-name="T2">ʾast</text:span><text:span text:style-name="T29">ā</text:span><text:span text:style-name="T2">ʾsara</text:span></text:p>
          </table:table-cell>
          <table:table-cell table:style-name="Tabelle1.D7" office:value-type="string">
            <text:p text:style-name="P13"><text:span text:style-name="T2">ʾast</text:span><text:span text:style-name="T14">ā</text:span><text:span text:style-name="T2">L2a3a</text:span></text:p>
          </table:table-cell>
          <table:table-cell table:style-name="Tabelle1.D7" office:value-type="string">
            <text:p text:style-name="P36">IV,<text:span text:style-name="T14">1b</text:span> Perf. 3 m. sg.</text:p>
          </table:table-cell>
          <table:table-cell table:style-name="Tabelle1.E2" office:value-type="string">
            <text:p text:style-name="P41">CRoss., p. 61. </text:p>
            <text:p text:style-name="P41">Dil-Bez, p. 176.</text:p>
            <text:p text:style-name="P41">Dil-Bez, Tab. V.</text:p>
            <text:p text:style-name="P41">DillmLex, <text:s/>p. 97.</text:p>
          </table:table-cell>
        </table:table-row>
        <table:table-row table:style-name="Tabelle1.1">
          <table:table-cell table:style-name="Tabelle1.A2" office:value-type="string">
            <text:p text:style-name="P17">ያስተአስር</text:p>
          </table:table-cell>
          <table:table-cell table:style-name="Tabelle1.A2" office:value-type="string">
            <text:p text:style-name="P10">y<text:span text:style-name="T26">āsta</text:span><text:span text:style-name="T8">ʾass</text:span><text:span text:style-name="T9">ǝr</text:span></text:p>
          </table:table-cell>
          <table:table-cell table:style-name="Tabelle1.A2" office:value-type="string">
            <text:p text:style-name="P12">yāstaLa22<text:span text:style-name="T11">ǝ3</text:span></text:p>
          </table:table-cell>
          <table:table-cell table:style-name="Tabelle1.D7" office:value-type="string">
            <text:p text:style-name="P33">I<text:span text:style-name="T14">V</text:span>,<text:span text:style-name="T14">1</text:span> 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ያስታእስር</text:p>
          </table:table-cell>
          <table:table-cell table:style-name="Tabelle1.A2" office:value-type="string">
            <text:p text:style-name="P10">y<text:span text:style-name="T26">āstā</text:span><text:span text:style-name="T8">ʾs</text:span><text:span text:style-name="T9">ǝr</text:span></text:p>
          </table:table-cell>
          <table:table-cell table:style-name="Tabelle1.A2" office:value-type="string">
            <text:p text:style-name="P12">yāstāL2<text:span text:style-name="T11">ǝ3</text:span></text:p>
          </table:table-cell>
          <table:table-cell table:style-name="Tabelle1.D7" office:value-type="string">
            <text:p text:style-name="P32">I<text:span text:style-name="T14">V</text:span>,<text:span text:style-name="T14">1</text:span>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ታእስር</text:p>
          </table:table-cell>
          <table:table-cell table:style-name="Tabelle1.A2" office:value-type="string">
            <text:p text:style-name="P10"><text:span text:style-name="T8">ʾ</text:span><text:span text:style-name="T26">astā</text:span><text:span text:style-name="T8">ʾs</text:span><text:span text:style-name="T9">ǝr</text:span></text:p>
          </table:table-cell>
          <table:table-cell table:style-name="Tabelle1.A2" office:value-type="string">
            <text:p text:style-name="P11"><text:span text:style-name="T2">ʾast</text:span><text:span text:style-name="T14">āL2</text:span><text:span text:style-name="T12">ǝ3</text:span></text:p>
          </table:table-cell>
          <table:table-cell table:style-name="Tabelle1.D7" office:value-type="string">
            <text:p text:style-name="P32">I<text:span text:style-name="T14">V</text:span>,<text:span text:style-name="T14">1</text:span> Impera. 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አሲሮ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asiro</text:span></text:p>
          </table:table-cell>
          <table:table-cell table:style-name="Tabelle1.A2" office:value-type="string">
            <text:p text:style-name="P12"><text:span text:style-name="T1">ʾ</text:span>astaLa2i3o</text:p>
          </table:table-cell>
          <table:table-cell table:style-name="Tabelle1.D7" office:value-type="string">
            <text:p text:style-name="P32">I<text:span text:style-name="T14">V</text:span>,<text:span text:style-name="T14">1</text:span>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አስሮ</text:p>
            <text:p text:style-name="P17">አስተአስሮት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as</text:span><text:span text:style-name="T9">ǝro</text:span></text:p>
            <text:p text:style-name="P28">ʾastaʾasǝrot</text:p>
          </table:table-cell>
          <table:table-cell table:style-name="Tabelle1.A2" office:value-type="string">
            <text:p text:style-name="P12"><text:span text:style-name="T1">ʾ</text:span>astaLa2<text:span text:style-name="T11">ǝ3o</text:span></text:p>
            <text:p text:style-name="P28">ʾastaLa2ǝ3ot</text:p>
          </table:table-cell>
          <table:table-cell table:style-name="Tabelle1.D7" office:value-type="string">
            <text:p text:style-name="P32">I<text:span text:style-name="T14">V</text:span>,<text:span text:style-name="T14">1</text:span> 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7" office:value-type="string">
            <text:p text:style-name="P20">አስተአሰረ</text:p>
          </table:table-cell>
          <table:table-cell table:style-name="Tabelle1.D7" office:value-type="string">
            <text:p text:style-name="P16"><text:span text:style-name="T10">ʾ</text:span><text:span text:style-name="T30">asta</text:span><text:span text:style-name="T10">ʾ</text:span><text:span text:style-name="T30">assara</text:span></text:p>
          </table:table-cell>
          <table:table-cell table:style-name="Tabelle1.D7" office:value-type="string">
            <text:p text:style-name="P14"><text:span text:style-name="T1">ʾ</text:span>astaLa22a3a</text:p>
          </table:table-cell>
          <table:table-cell table:style-name="Tabelle1.D7" office:value-type="string">
            <text:p text:style-name="P36">IV,<text:span text:style-name="T14">2</text:span> Perf. 3 m. sg.</text:p>
          </table:table-cell>
          <table:table-cell table:style-name="Tabelle1.E2" office:value-type="string">
            <text:p text:style-name="P41">CRoss., p. 60. </text:p>
            <text:p text:style-name="P41">Dil-Bez, p. 177.</text:p>
            <text:p text:style-name="P41">Dil-Bez, Tab. V</text:p>
          </table:table-cell>
        </table:table-row>
        <table:table-row table:style-name="Tabelle1.1">
          <table:table-cell table:style-name="Tabelle1.A2" office:value-type="string">
            <text:p text:style-name="P17">ያስተኤስር</text:p>
          </table:table-cell>
          <table:table-cell table:style-name="Tabelle1.A2" office:value-type="string">
            <text:p text:style-name="P10">y<text:span text:style-name="T26">āsta</text:span><text:span text:style-name="T8">ʾ</text:span><text:span text:style-name="T26">ess</text:span><text:span text:style-name="T9">ǝ</text:span><text:span text:style-name="T28">r</text:span></text:p>
          </table:table-cell>
          <table:table-cell table:style-name="Tabelle1.A2" office:value-type="string">
            <text:p text:style-name="P12">yāstaLe22<text:span text:style-name="T11">ǝ</text:span>3</text:p>
          </table:table-cell>
          <table:table-cell table:style-name="Tabelle1.D7" office:value-type="string">
            <text:p text:style-name="P33">I<text:span text:style-name="T14">V</text:span>,<text:span text:style-name="T14">2</text:span> 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ያስተአስር</text:p>
          </table:table-cell>
          <table:table-cell table:style-name="Tabelle1.A2" office:value-type="string">
            <text:p text:style-name="P10">y<text:span text:style-name="T26">āsta</text:span><text:span text:style-name="T8">ʾ</text:span><text:span text:style-name="T26">ass</text:span><text:span text:style-name="T9">ǝ</text:span><text:span text:style-name="T28">r</text:span></text:p>
          </table:table-cell>
          <table:table-cell table:style-name="Tabelle1.A2" office:value-type="string">
            <text:p text:style-name="P12">yāstaLa22<text:span text:style-name="T11">ǝ</text:span>3</text:p>
          </table:table-cell>
          <table:table-cell table:style-name="Tabelle1.D7" office:value-type="string">
            <text:p text:style-name="P32">I<text:span text:style-name="T14">V</text:span>,<text:span text:style-name="T14">2</text:span>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አስር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</text:span><text:span text:style-name="T26">ass</text:span><text:span text:style-name="T9">ǝ</text:span><text:span text:style-name="T28">r</text:span></text:p>
          </table:table-cell>
          <table:table-cell table:style-name="Tabelle1.A2" office:value-type="string">
            <text:p text:style-name="P12"><text:span text:style-name="T1">ʾ</text:span>astaLa22<text:span text:style-name="T11">ǝ</text:span><text:span text:style-name="T21">3</text:span></text:p>
          </table:table-cell>
          <table:table-cell table:style-name="Tabelle1.D7" office:value-type="string">
            <text:p text:style-name="P32">I<text:span text:style-name="T14">V</text:span>,<text:span text:style-name="T14">2</text:span> Impera. 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አሲሮ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</text:span><text:span text:style-name="T26">assiro</text:span></text:p>
          </table:table-cell>
          <table:table-cell table:style-name="Tabelle1.A2" office:value-type="string">
            <text:p text:style-name="P12"><text:span text:style-name="T1">ʾ</text:span>astaLa22i3o</text:p>
          </table:table-cell>
          <table:table-cell table:style-name="Tabelle1.D7" office:value-type="string">
            <text:p text:style-name="P32">I<text:span text:style-name="T14">V</text:span>,<text:span text:style-name="T14">2</text:span>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አስሮ</text:p>
            <text:p text:style-name="P17">አስተአስሮት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</text:span><text:span text:style-name="T26">ass</text:span><text:span text:style-name="T9">ǝ</text:span><text:span text:style-name="T28">ro</text:span></text:p>
            <text:p text:style-name="P10"><text:span text:style-name="T9">ʾ</text:span><text:span text:style-name="T28">asta</text:span><text:span text:style-name="T9">ʾ</text:span><text:span text:style-name="T28">ass</text:span><text:span text:style-name="T9">ǝ</text:span><text:span text:style-name="T28">ro</text:span></text:p>
          </table:table-cell>
          <table:table-cell table:style-name="Tabelle1.A2" office:value-type="string">
            <text:p text:style-name="P12"><text:span text:style-name="T1">ʾ</text:span>astaLa22<text:span text:style-name="T11">ǝ</text:span>3o</text:p>
            <text:p text:style-name="P12"><text:span text:style-name="T1">ʾ</text:span>astaLa22<text:span text:style-name="T11">ǝ</text:span>3ot</text:p>
          </table:table-cell>
          <table:table-cell table:style-name="Tabelle1.D7" office:value-type="string">
            <text:p text:style-name="P32">I<text:span text:style-name="T14">V</text:span>,<text:span text:style-name="T14">2</text:span> 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0">አስተኣሰረ</text:p>
          </table:table-cell>
          <table:table-cell table:style-name="Tabelle1.A2" office:value-type="string">
            <text:p text:style-name="P16"><text:span text:style-name="T10">ʾ</text:span><text:span text:style-name="T30">asta</text:span><text:span text:style-name="T10">ʾ</text:span><text:span text:style-name="T30">āsara</text:span></text:p>
          </table:table-cell>
          <table:table-cell table:style-name="Tabelle1.A2" office:value-type="string">
            <text:p text:style-name="P14"><text:span text:style-name="T1">ʾ</text:span>astaLā2a3a</text:p>
          </table:table-cell>
          <table:table-cell table:style-name="Tabelle1.D7" office:value-type="string">
            <text:p text:style-name="P36">IV,<text:span text:style-name="T14">3</text:span> Perf. 3 m. sg.</text:p>
          </table:table-cell>
          <table:table-cell table:style-name="Tabelle1.E2" office:value-type="string">
            <text:p text:style-name="P41">Dil-Bez, Tab. V.</text:p>
          </table:table-cell>
        </table:table-row>
        <table:table-row table:style-name="Tabelle1.1">
          <table:table-cell table:style-name="Tabelle1.A2" office:value-type="string">
            <text:p text:style-name="P17">ያስተኣስር</text:p>
          </table:table-cell>
          <table:table-cell table:style-name="Tabelle1.A2" office:value-type="string">
            <text:p text:style-name="P10">y<text:span text:style-name="T26">āsta</text:span><text:span text:style-name="T8">ʾ</text:span><text:span text:style-name="T26">āss</text:span><text:span text:style-name="T9">ǝ</text:span><text:span text:style-name="T26">r</text:span></text:p>
          </table:table-cell>
          <table:table-cell table:style-name="Tabelle1.A2" office:value-type="string">
            <text:p text:style-name="P12">yāstaLā22<text:span text:style-name="T11">ǝ</text:span><text:span text:style-name="T21">3</text:span></text:p>
          </table:table-cell>
          <table:table-cell table:style-name="Tabelle1.D7" office:value-type="string">
            <text:p text:style-name="P33">IV,<text:span text:style-name="T14">3</text:span> Imperf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ያስተኣስር</text:p>
          </table:table-cell>
          <table:table-cell table:style-name="Tabelle1.A2" office:value-type="string">
            <text:p text:style-name="P10">y<text:span text:style-name="T26">āsta</text:span><text:span text:style-name="T8">ʾ</text:span><text:span text:style-name="T26">ās</text:span><text:span text:style-name="T9">ǝ</text:span><text:span text:style-name="T26">r</text:span></text:p>
          </table:table-cell>
          <table:table-cell table:style-name="Tabelle1.A2" office:value-type="string">
            <text:p text:style-name="P12">yāstaLā2<text:span text:style-name="T11">ǝ</text:span>3</text:p>
          </table:table-cell>
          <table:table-cell table:style-name="Tabelle1.D7" office:value-type="string">
            <text:p text:style-name="P33">IV,<text:span text:style-name="T14">3</text:span> Subj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ኣስር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</text:span><text:span text:style-name="T26">āsar</text:span></text:p>
          </table:table-cell>
          <table:table-cell table:style-name="Tabelle1.A2" office:value-type="string">
            <text:p text:style-name="P12"><text:span text:style-name="T1">ʾ</text:span>astaLā2<text:span text:style-name="T11">ǝ</text:span>3</text:p>
          </table:table-cell>
          <table:table-cell table:style-name="Tabelle1.D7" office:value-type="string">
            <text:p text:style-name="P33">IV,<text:span text:style-name="T14">3</text:span> Impera. 2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ኣሲሮ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</text:span><text:span text:style-name="T26">āsiro</text:span></text:p>
          </table:table-cell>
          <table:table-cell table:style-name="Tabelle1.A2" office:value-type="string">
            <text:p text:style-name="P12"><text:span text:style-name="T1">ʾ</text:span>astaLā2i3o</text:p>
          </table:table-cell>
          <table:table-cell table:style-name="Tabelle1.D7" office:value-type="string">
            <text:p text:style-name="P33">IV,<text:span text:style-name="T14">3</text:span> Gerund. 3 m. sg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17">አስተኣስሮ</text:p>
            <text:p text:style-name="P17">አስተኣስሮት</text:p>
          </table:table-cell>
          <table:table-cell table:style-name="Tabelle1.A2" office:value-type="string">
            <text:p text:style-name="P10"><text:span text:style-name="T8">ʾ</text:span><text:span text:style-name="T26">asta</text:span><text:span text:style-name="T8">ʾ</text:span><text:span text:style-name="T26">ās</text:span><text:span text:style-name="T9">ǝ</text:span><text:span text:style-name="T26">ro</text:span></text:p>
            <text:p text:style-name="P10"><text:span text:style-name="T8">ʾ</text:span><text:span text:style-name="T26">asta</text:span><text:span text:style-name="T8">ʾ</text:span><text:span text:style-name="T26">ās</text:span><text:span text:style-name="T9">ǝ</text:span><text:span text:style-name="T26">rot</text:span></text:p>
          </table:table-cell>
          <table:table-cell table:style-name="Tabelle1.A2" office:value-type="string">
            <text:p text:style-name="P12"><text:span text:style-name="T1">ʾ</text:span>astaLā2<text:span text:style-name="T11">ǝ</text:span><text:span text:style-name="T21">3o</text:span></text:p>
            <text:p text:style-name="P12"><text:span text:style-name="T11">ʾ</text:span><text:span text:style-name="T21">astaL</text:span>ā2<text:span text:style-name="T11">ǝ</text:span><text:span text:style-name="T21">3ot</text:span></text:p>
          </table:table-cell>
          <table:table-cell table:style-name="Tabelle1.D7" office:value-type="string">
            <text:p text:style-name="P33">IV,<text:span text:style-name="T14">3</text:span> Infinit.</text:p>
          </table:table-cell>
          <table:table-cell table:style-name="Tabelle1.E2" office:value-type="string">
            <text:p text:style-name="P4"/>
          </table:table-cell>
        </table:table-row>
        <table:table-row table:style-name="Tabelle1.8">
          <table:table-cell table:style-name="Tabelle1.E2" table:number-columns-spanned="5" office:value-type="string">
            <text:p text:style-name="P19">አአስ</text:p>
            <text:p text:style-name="P19">አአስሮት</text:p>
          </table:table-cell>
          <table:covered-table-cell/>
          <table:covered-table-cell/>
          <table:covered-table-cell/>
          <table:covered-table-cell/>
        </table:table-row>
      </table:table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Ethiopic Unicode" svg:font-family="'Ethiopic Unicode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Ethiopic Unicode1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Ethiopic Unicod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C</meta:initial-creator>
    <dc:creator>Vitagrazia Pisani</dc:creator>
    <meta:editing-cycles>208</meta:editing-cycles>
    <meta:print-date>2014-12-11T14:07:08.12</meta:print-date>
    <meta:creation-date>2014-06-12T13:30:00</meta:creation-date>
    <dc:date>2017-08-11T10:33:03.65</dc:date>
    <meta:editing-duration>P2DT6H26M23S</meta:editing-duration>
    <meta:generator>OpenOffice/4.1.1$Win32 OpenOffice.org_project/411m6$Build-9775</meta:generator>
    <meta:printed-by>Vitagrazia Pisani</meta:printed-by>
    <meta:document-statistic meta:table-count="1" meta:image-count="0" meta:object-count="0" meta:page-count="5" meta:paragraph-count="400" meta:word-count="737" meta:character-count="399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